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896cm" style:rel-column-width="1075*"/>
    </style:style>
    <style:style style:name="Таблица1.B" style:family="table-column">
      <style:table-column-properties style:column-width="9.437cm" style:rel-column-width="5350*"/>
    </style:style>
    <style:style style:name="Таблица1.C" style:family="table-column">
      <style:table-column-properties style:column-width="5.667cm" style:rel-column-width="321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0318d"/>
    </style:style>
    <style:style style:name="P2" style:family="paragraph" style:parent-style-name="Standard">
      <style:text-properties officeooo:paragraph-rsid="00111114"/>
    </style:style>
    <style:style style:name="P3" style:family="paragraph" style:parent-style-name="Standard">
      <style:text-properties fo:font-size="10pt" officeooo:paragraph-rsid="00111114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0pt" officeooo:paragraph-rsid="00111114" style:font-size-asian="10pt" style:font-name-complex="Times New Roman" style:font-size-complex="10pt"/>
    </style:style>
    <style:style style:name="P5" style:family="paragraph" style:parent-style-name="Table_20_Contents">
      <style:text-properties officeooo:rsid="0010318d" officeooo:paragraph-rsid="0010318d"/>
    </style:style>
    <style:style style:name="P6" style:family="paragraph" style:parent-style-name="Table_20_Contents">
      <style:text-properties officeooo:rsid="00111114" officeooo:paragraph-rsid="00111114"/>
    </style:style>
    <style:style style:name="P7" style:family="paragraph" style:parent-style-name="Table_20_Contents">
      <style:text-properties fo:color="#000000" loext:opacity="100%"/>
    </style:style>
    <style:style style:name="P8" style:family="paragraph" style:parent-style-name="Table_20_Contents">
      <style:text-properties fo:color="#000000" loext:opacity="100%" fo:font-size="10pt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0pt" fo:letter-spacing="normal" fo:font-style="normal" fo:font-weight="normal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0pt" fo:letter-spacing="normal" fo:font-style="normal" fo:font-weight="normal" officeooo:paragraph-rsid="0010318d" style:font-size-asian="10pt" style:font-size-complex="10pt"/>
    </style:style>
    <style:style style:name="P1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0111114"/>
    </style:style>
    <style:style style:name="P13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color="#000000" loext:opacity="100%" fo:font-size="10pt" style:font-size-asian="10pt" style:font-size-complex="10pt"/>
    </style:style>
    <style:style style:name="P14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size="10pt" officeooo:paragraph-rsid="00111114" style:font-size-asian="10pt" style:font-size-complex="10pt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font-variant="normal" fo:text-transform="none" fo:color="#000000" loext:opacity="100%" style:font-name="apple-system" fo:font-size="12pt" fo:letter-spacing="normal" fo:font-style="normal" fo:font-weight="bold"/>
    </style:style>
    <style:style style:name="T4" style:family="text"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apple-system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apple-system" fo:font-size="10pt" fo:letter-spacing="normal" fo:font-style="normal" fo:font-weight="bold" style:font-size-asian="10pt" style:font-size-complex="10pt"/>
    </style:style>
    <style:style style:name="T7" style:family="text">
      <style:text-properties fo:font-variant="normal" fo:text-transform="none" fo:color="#000000" loext:opacity="100%" style:font-name="apple-system" fo:font-size="10pt" fo:letter-spacing="normal" fo:font-style="normal" fo:font-weight="normal" style:font-size-asian="10pt" style:font-size-complex="10pt"/>
    </style:style>
    <style:style style:name="T8" style:family="text">
      <style:text-properties fo:color="#000000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">№ слайда</text:p>
          </table:table-cell>
          <table:table-cell table:style-name="Таблица1.A1" office:value-type="string">
            <text:p text:style-name="P5">Что на слайде</text:p>
          </table:table-cell>
          <table:table-cell table:style-name="Таблица1.C1" office:value-type="string">
            <text:p text:style-name="P5">О чем сказано</text:p>
          </table:table-cell>
        </table:table-row>
        <table:table-row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Титульный лист</text:p>
          </table:table-cell>
          <table:table-cell table:style-name="Таблица1.C2" office:value-type="string">
            <text:p text:style-name="P5">Тема курсовой</text:p>
          </table:table-cell>
        </table:table-row>
        <table:table-row>
          <table:table-cell table:style-name="Таблица1.A2" office:value-type="string">
            <text:p text:style-name="P5">2</text:p>
          </table:table-cell>
          <table:table-cell table:style-name="Таблица1.A2" office:value-type="string">
            <text:p text:style-name="P5">Цели и задачи</text:p>
          </table:table-cell>
          <table:table-cell table:style-name="Таблица1.C2" office:value-type="string">
            <text:p text:style-name="P1"><text:span text:style-name="T1">Целью моей работы является разработка полноценной системы управления домашней видеотекой на основе реляционной базы данных с графическим интерфейсом.</text:span></text:p>
            <text:p text:style-name="P1"><text:span text:style-name="T1">Поставленные задачи: Провести анализ предметной области и сформулировать требования. Реализовать базу данных в СУБД PostgreSQL. Создать интуитивно понятный интерфейс на Python. Реализовать ключевые функции: добавление, поиск, редактирование, статистику. Провести тестирование и оптимизацию системы.</text:span></text:p>
          </table:table-cell>
        </table:table-row>
        <table:table-row>
          <table:table-cell table:style-name="Таблица1.A2" office:value-type="string">
            <text:p text:style-name="P5">3</text:p>
          </table:table-cell>
          <table:table-cell table:style-name="Таблица1.A2" office:value-type="string">
            <text:p text:style-name="P5">Актуальность темы</text:p>
          </table:table-cell>
          <table:table-cell table:style-name="Таблица1.C2" office:value-type="string">
            <text:p text:style-name="P10">С развитием стриминговых сервисов и увеличением объема медиаконтента у пользователей накапливаются большие объемы контента, которые требуют систематизации и учета. По данным исследования Digital Media Consumption 2024, среднестатистический пользователь тратит до 15 часов в неделю на просмотр фильмов и сериалов, при этом: 68% пользователей имеют более 100 фильмов в своей коллекции</text:p>
            <text:p text:style-name="P10">45% испытывают трудности с поиском нужного контента</text:p>
            <text:p text:style-name="P10">72% хотели бы анализировать свои просмотры</text:p>
            <text:p text:style-name="P13"/>
          </table:table-cell>
        </table:table-row>
        <table:table-row>
          <table:table-cell table:style-name="Таблица1.A2" office:value-type="string">
            <text:p text:style-name="P6">4</text:p>
          </table:table-cell>
          <table:table-cell table:style-name="Таблица1.A2" office:value-type="string">
            <text:p text:style-name="P6">Анализ предметной области</text:p>
          </table:table-cell>
          <table:table-cell table:style-name="Таблица1.C2" office:value-type="string">
            <text:p text:style-name="P9">Домашняя видеотека представляет собой <text:soft-page-break/>совокупность фильмов, которые пользователь смотрел или будет планировать посмотреть. Основные компоненты системы:</text:p>
            <text:p text:style-name="P12"><text:span text:style-name="Strong_20_Emphasis"><text:span text:style-name="T6">Фильмы</text:span></text:span><text:span text:style-name="T7"> — основные объекты учета:</text:span></text:p>
            <text:p text:style-name="P14"><text:span text:style-name="T5">Название;</text:span></text:p>
            <text:p text:style-name="P14"><text:span text:style-name="T5">Год выпуска;</text:span></text:p>
            <text:p text:style-name="P14"><text:span text:style-name="T5">Длительность;</text:span></text:p>
            <text:p text:style-name="P14"><text:span text:style-name="T5">Описание сюжета;</text:span></text:p>
            <text:p text:style-name="P14"><text:span text:style-name="T5">Пользовательский рейтинг.</text:span></text:p>
            <text:p text:style-name="P11"><text:span text:style-name="Strong_20_Emphasis"><text:span text:style-name="T6">Актеры</text:span></text:span><text:span text:style-name="T7"> — участники фильмов. База хранит информацию об актерах и их ролях в конкретных фильмах.</text:span></text:p>
            <text:p text:style-name="P11"><text:span text:style-name="Strong_20_Emphasis"><text:span text:style-name="T6">Жанры</text:span></text:span><text:span text:style-name="T7"> — классификация фильмов. Один фильм может иметь несколько жанров.</text:span></text:p>
            <text:p text:style-name="P11"><text:span text:style-name="Strong_20_Emphasis"><text:span text:style-name="T6">Просмотры</text:span></text:span><text:span text:style-name="T7"> — факт того, что пользователь посмотрел фильм. Сюда включается дата просмотра и заметки о фильме.</text:span></text:p>
            <text:p text:style-name="P7"/>
          </table:table-cell>
        </table:table-row>
        <table:table-row>
          <table:table-cell table:style-name="Таблица1.A2" office:value-type="string">
            <text:p text:style-name="P6">5</text:p>
          </table:table-cell>
          <table:table-cell table:style-name="Таблица1.A2" office:value-type="string">
            <text:p text:style-name="P6">Проектирование базы данных</text:p>
          </table:table-cell>
          <table:table-cell table:style-name="Таблица1.C2" office:value-type="string">
            <text:p text:style-name="P3"><text:span text:style-name="T2">В основе системы лежит реляционная модель, состоящая из 6 таблиц, приведённых к третьей нормальной форме:</text:span></text:p>
            <text:p text:style-name="P3"><text:span text:style-name="T2">movies — основная информация о фильмах</text:span></text:p>
            <text:p text:style-name="P3"><text:span text:style-name="T2">actors — актёры</text:span></text:p>
            <text:p text:style-name="P3"><text:span text:style-name="T2">genres — жанры</text:span></text:p>
            <text:p text:style-name="P3"><text:span text:style-name="T2">viewings — история просмотров</text:span></text:p>
            <text:p text:style-name="P3"><text:span text:style-name="T2">movie_actors и movie_genres — связи </text:span></text:p>
            <text:p text:style-name="P3"><text:span text:style-name="T2">Ключевые ограничения:</text:span></text:p>
            <text:p text:style-name="P3"><text:span text:style-name="T2">Рейтинг фильма — от 1 до 10</text:span></text:p>
            <text:p text:style-name="P3"><text:span text:style-name="T2">Длительность — положительное число</text:span></text:p>
            <text:p text:style-name="P3"><text:span text:style-name="T2">Название + год выпуска — уникальная комбинация</text:span></text:p>
            <text:p text:style-name="P3"><text:span text:style-name="T2">Дата просмотра не может быть раньше года выпуска фильма</text:span></text:p>
          </table:table-cell>
        </table:table-row>
        <text:soft-page-break/>
        <table:table-row>
          <table:table-cell table:style-name="Таблица1.A2" office:value-type="string">
            <text:p text:style-name="P6">6</text:p>
          </table:table-cell>
          <table:table-cell table:style-name="Таблица1.A2" office:value-type="string">
            <text:p text:style-name="P6">Реализация системы</text:p>
          </table:table-cell>
          <table:table-cell table:style-name="Таблица1.C2" office:value-type="string">
            <text:p text:style-name="P4">Логическая структура базы данных состоит из 6 таблиц, которые приведены к третьей нормальной форме.</text:p>
          </table:table-cell>
        </table:table-row>
        <table:table-row>
          <table:table-cell table:style-name="Таблица1.A2" office:value-type="string">
            <text:p text:style-name="P6">7-8</text:p>
          </table:table-cell>
          <table:table-cell table:style-name="Таблица1.A2" office:value-type="string">
            <text:p text:style-name="P6">Разработка интерфейса на Python</text:p>
          </table:table-cell>
          <table:table-cell table:style-name="Таблица1.C2" office:value-type="string">
            <text:p text:style-name="P9">Пользовательский интерфейс разработан на Python с использованием библиотеки tkinter для создания графического интерфейса и psycopg2 для работы с СУБД PostgreSQL.</text:p>
            <text:p text:style-name="P11"><text:span text:style-name="Strong_20_Emphasis"><text:span text:style-name="T6">Основные компоненты интерфейса:</text:span></text:span></text:p>
            <text:p text:style-name="P12"><text:span text:style-name="Strong_20_Emphasis"><text:span text:style-name="T6">1.Главное окно:</text:span></text:span></text:p>
            <text:p text:style-name="P12"><text:span text:style-name="T7">Левая панель — поиск и фильтры</text:span></text:p>
            <text:p text:style-name="P12"><text:span text:style-name="T7">Правая панель — таблица с фильмами</text:span></text:p>
            <text:p text:style-name="P12"><text:span text:style-name="T7">Нижняя панель — информация о выбранном фильме</text:span></text:p>
            <text:p text:style-name="P12"><text:span text:style-name="Strong_20_Emphasis"><text:span text:style-name="T6">2.Панель поиска включает в себя:</text:span></text:span></text:p>
            <text:p text:style-name="P12"><text:span text:style-name="T7">Поле поиска по названию фильма</text:span></text:p>
            <text:p text:style-name="P12"><text:span text:style-name="T7">Поле поиска по актерам</text:span></text:p>
            <text:p text:style-name="P12"><text:span text:style-name="T7">Выпадающий список жанров</text:span></text:p>
            <text:p text:style-name="P12"><text:span text:style-name="T7">Фильтр по минимальному рейтингу</text:span></text:p>
            <text:p text:style-name="P12"><text:span text:style-name="Strong_20_Emphasis"><text:span text:style-name="T6">3.Таблица фильмов содержит:</text:span></text:span></text:p>
            <text:p text:style-name="P12"><text:span text:style-name="T7">Id, название фильма, год, длительность, рейтинг и жанры</text:span></text:p>
            <text:p text:style-name="P12"><text:span text:style-name="T7">Автоматически подстраивается ширина колонок</text:span></text:p>
            <text:p text:style-name="P12"><text:span text:style-name="T7">Возможность сортировки по </text:span><text:soft-page-break/><text:span text:style-name="T7">клику на заголовок</text:span></text:p>
            <text:p text:style-name="P12"><text:span text:style-name="Strong_20_Emphasis"><text:span text:style-name="T6">4.Кнопки управления:</text:span></text:span></text:p>
            <text:p text:style-name="P12"><text:span text:style-name="T7">Добавить фильм, актера, просмотр</text:span></text:p>
            <text:p text:style-name="P12"><text:span text:style-name="T7">Редактировать фильм</text:span></text:p>
            <text:p text:style-name="P12"><text:span text:style-name="T7">Удалить фильм</text:span></text:p>
            <text:p text:style-name="P12"><text:span text:style-name="T7">Показать статистику</text:span></text:p>
            <text:p text:style-name="P8"/>
          </table:table-cell>
        </table:table-row>
        <table:table-row>
          <table:table-cell table:style-name="Таблица1.A2" office:value-type="string">
            <text:p text:style-name="P6">9 </text:p>
          </table:table-cell>
          <table:table-cell table:style-name="Таблица1.A2" office:value-type="string">
            <text:p text:style-name="P6">Тестирование системы</text:p>
          </table:table-cell>
          <table:table-cell table:style-name="Таблица1.C2" office:value-type="string">
            <text:p text:style-name="P11"><text:span text:style-name="Strong_20_Emphasis"><text:span text:style-name="T6">Виды тестирования:</text:span></text:span></text:p>
            <text:p text:style-name="P12"><text:span text:style-name="Strong_20_Emphasis"><text:span text:style-name="T6">1. Функциональное тестирование:</text:span></text:span></text:p>
            <text:p text:style-name="P14"><text:span text:style-name="T5">Добавление фильма с корректными данными</text:span></text:p>
            <text:p text:style-name="P14"><text:span text:style-name="T5">Добавление фильма с некорректными данными</text:span></text:p>
            <text:p text:style-name="P14"><text:span text:style-name="T5">Попытка добавить фильм с некорректным рейтингом</text:span></text:p>
            <text:p text:style-name="P14"><text:span text:style-name="T5">Поиск фильма по названию</text:span></text:p>
            <text:p text:style-name="P12"><text:span text:style-name="T7">Добавление просмотра для фильма, который должен в</text:span><text:span text:style-name="Strong_20_Emphasis"><text:span text:style-name="T6">ование пользовательского интерфейса:</text:span></text:span></text:p>
            <text:p text:style-name="P14"><text:span text:style-name="T5">Проверка на работоспособность всех кнопок</text:span></text:p>
            <text:p text:style-name="P14"><text:span text:style-name="T5">Тестирование сортировки в таблице с фильмами</text:span></text:p>
            <text:p text:style-name="P14"><text:span text:style-name="T5">Проверка на корректное отображение ошибок</text:span></text:p>
            <text:p text:style-name="P12"><text:span text:style-name="Strong_20_Emphasis"><text:span text:style-name="T6">Обнаруженные и исправленные ошибки:</text:span></text:span><text:span text:style-name="T7"> </text:span></text:p>
            <text:p text:style-name="P12"><text:span text:style-name="T7">1. Проблема:При добавлении просмотра фильма у него не проверялся год выпуска. </text:span><text:span text:style-name="Strong_20_Emphasis"><text:span text:style-name="T6">Решение:</text:span></text:span><text:span text:style-name="T7"> Добавлена проверка на то, что дата </text:span><text:soft-page-break/><text:span text:style-name="T7">просмотра не может быть раньше, чем год выпуска фильма.</text:span></text:p>
            <text:p text:style-name="P11"><text:span text:style-name="Strong_20_Emphasis"><text:span text:style-name="T6">2. Проблема:</text:span></text:span><text:span text:style-name="T7"> При удалении фильма не удалялись связанные просмотры. </text:span><text:span text:style-name="Strong_20_Emphasis"><text:span text:style-name="T6">Решение:</text:span></text:span><text:span text:style-name="T7"> Теперь используется ON DELETE CASCADE для внешних ключей.</text:span></text:p>
            <text:p text:style-name="P14"><text:span text:style-name="T5">ыйти в будущем</text:span></text:p>
            <text:p text:style-name="P12"><text:span text:style-name="Strong_20_Emphasis"><text:span text:style-name="T6">2. Тестирование пользовательского интерфейса:</text:span></text:span></text:p>
            <text:p text:style-name="P14"><text:span text:style-name="T5">Проверка на работоспособность всех кнопок</text:span></text:p>
            <text:p text:style-name="P14"><text:span text:style-name="T5">Тестирование сортировки в таблице с фильмами</text:span></text:p>
            <text:p text:style-name="P14"><text:span text:style-name="T5">Проверка на корректное отображение ошибок</text:span></text:p>
            <text:p text:style-name="P12"><text:span text:style-name="Strong_20_Emphasis"><text:span text:style-name="T6">Обнаруженные и исправленные ошибки:</text:span></text:span><text:span text:style-name="T7"> </text:span></text:p>
            <text:p text:style-name="P12"><text:span text:style-name="T4">1. Проблема:При добавлении просмотра фильма у него не проверялся год выпуска. </text:span><text:span text:style-name="Strong_20_Emphasis"><text:span text:style-name="T3">Решение:</text:span></text:span><text:span text:style-name="T4"> Добавлена проверка на то, что дата просмотра не может быть раньше, чем год выпуска фильма.</text:span></text:p>
            <text:p text:style-name="P11"><text:span text:style-name="Strong_20_Emphasis"><text:span text:style-name="T3">2. Проблема:</text:span></text:span><text:span text:style-name="T4"> При удалении фильма не удалялись связанные просмотры. </text:span><text:span text:style-name="Strong_20_Emphasis"><text:span text:style-name="T3">Решение:</text:span></text:span><text:span text:style-name="T4"> Теперь используется ON DELETE CASCADE для внешних ключей.</text:span></text:p>
            <text:p text:style-name="P7"/>
          </table:table-cell>
        </table:table-row>
        <text:soft-page-break/>
        <table:table-row>
          <table:table-cell table:style-name="Таблица1.A2" office:value-type="string">
            <text:p text:style-name="P6">10</text:p>
          </table:table-cell>
          <table:table-cell table:style-name="Таблица1.A2" office:value-type="string">
            <text:p text:style-name="P6">Заключение</text:p>
          </table:table-cell>
          <table:table-cell table:style-name="Таблица1.C2" office:value-type="string">
            <text:p text:style-name="P2"><text:span text:style-name="T1">Таким образом поставленные цели и задачи были выполнены, система готова к использованию и может служить как основа для более серьезных решений.</text:span></text:p>
          </table:table-cell>
        </table:table-row>
        <table:table-row>
          <table:table-cell table:style-name="Таблица1.A2" office:value-type="string">
            <text:p text:style-name="P6">11</text:p>
          </table:table-cell>
          <table:table-cell table:style-name="Таблица1.A2" office:value-type="string">
            <text:p text:style-name="P6">Карта пользователя</text:p>
          </table:table-cell>
          <table:table-cell table:style-name="Таблица1.C2" office:value-type="string">
            <text:p text:style-name="P6">При открытии приложения у пользователя появляется список фильмов, в этот список пользователь может добавлять новые фильмы или редактировать уже существующие а так же удалять их. Так же у пользователя есть возможность просматривать статистику своей видеотеки</text:p>
          </table:table-cell>
        </table:table-row>
        <table:table-row>
          <table:table-cell table:style-name="Таблица1.A2" office:value-type="string">
            <text:p text:style-name="P6">12</text:p>
          </table:table-cell>
          <table:table-cell table:style-name="Таблица1.A2" office:value-type="string">
            <text:p text:style-name="P6">Спасибо за внимание</text:p>
          </table:table-cell>
          <table:table-cell table:style-name="Таблица1.C2" office:value-type="string">
            <text:p text:style-name="P6">Спасибо за внимани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15:47:46.697440012</meta:creation-date>
    <dc:date>2025-12-17T16:11:12.730352356</dc:date>
    <meta:editing-duration>PT23M26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6" meta:paragraph-count="97" meta:word-count="624" meta:character-count="4680" meta:non-whitespace-character-count="4134"/>
  </office:meta>
</office:document-meta>
</file>